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<text:bookmark-start text:name="emily-y.-spahn"/># Emily Y. Spahn<text:bookmark-end text:name="emily-y.-spahn"/></text:h>
      <text:p text:style-name="First_20_paragraph">based in Seattle WA Email: <text:a xlink:type="simple" xlink:href="mailto:eyspahn@gmail.com" office:name=""><text:span text:style-name="Definition">eyspahn@gmail.com</text:span></text:a><text:line-break/>GitHub: <text:a xlink:type="simple" xlink:href="https://github.com/eyspahn" office:name=""><text:span text:style-name="Definition">github.com/eyspahn</text:span></text:a></text:p>
      <text:p text:style-name="Text_20_body"><text:span text:style-name="T1">Experienced Data Scientist and Engineer with interests in environmental and geographic data, natural language processing, and using technology for good.</text:span></text:p>
      <text:h text:style-name="Heading_20_2" text:outline-level="2"><text:bookmark-start text:name="experience"/># Experience<text:bookmark-end text:name="experience"/></text:h>
      <text:h text:style-name="Heading_20_2" text:outline-level="2"><text:bookmark-start text:name="software-engineer-droneseed---2019---current"/>Software Engineer, <text:a xlink:type="simple" xlink:href="https://www.droneseed.com" office:name=""><text:span text:style-name="Definition">DroneSeed</text:span></text:a> - 2019 - current<text:bookmark-end text:name="software-engineer-droneseed---2019---current"/></text:h>
      <text:list text:style-name="L1">
        <text:list-item>
          <text:p text:style-name="P1">thing1</text:p>
        </text:list-item>
        <text:list-item>
          <text:p text:style-name="P1">thing2</text:p>
        </text:list-item>
      </text:list>
      <text:h text:style-name="Heading_20_2" text:outline-level="2"><text:bookmark-start text:name="research-scientist-amazon---2008---2014"/>Research Scientist, Amazon - 2008 - 2014<text:bookmark-end text:name="research-scientist-amazon---2008---2014"/></text:h>
      <text:h text:style-name="Heading_20_2" text:outline-level="2"><text:bookmark-start text:name="education"/># Education<text:bookmark-end text:name="education"/></text:h>
      <text:h text:style-name="Heading_20_2" text:outline-level="2"><text:bookmark-start text:name="ms-civil-and-environmental-engineering"/>MS, Civil and Environmental Engineering<text:bookmark-end text:name="ms-civil-and-environmental-engineering"/></text:h>
      <text:p text:style-name="First_20_paragraph">University of Washington (Seattle, WA) * Thesis article: “Particle resuspension in the Columbia River plume near field”</text:p>
      <text:p text:style-name="Text_20_body">BA, Physics Johns Hopkins University (Baltimore, MD) * Minor: Women, Gender and Sexuality</text:p>
      <text:h text:style-name="Heading_20_2" text:outline-level="2"><text:bookmark-start text:name="projects-speaking"/>Projects &amp; Speaking<text:bookmark-end text:name="projects-speaking"/></text:h>
      <text:p text:style-name="First_20_paragraph">[Enlightened Structure][]</text:p>
      <text:list text:style-name="L2">
        <text:list-item>
          <text:p text:style-name="P2">Collaborating with the project team to envision and prototype tools for visualizing and navigating the global semantic graph, including augmented reality interfaces, graph visualization, trust and reputation systems, fork-based collaboration, and content-addressable data interchange.</text:p>
        </text:list-item>
      </text:list>
      <text:h text:style-name="Heading_20_2" text:outline-level="2"><text:bookmark-start text:name="communities-and-volunteering"/>Communities and Volunteering<text:bookmark-end text:name="communities-and-volunteering"/></text:h>
      <text:list text:style-name="L3">
        <text:list-item>
          <text:p text:style-name="P3">[PyLadies][]</text:p>
        </text:list-item>
        <text:list-item>
          <text:p text:style-name="P3">[NORML Women of Washington][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/>
    <dc:description/>
    <dc:subject/>
    <meta:keyword/>
    <meta:initial-creator/>
    <dc:creator/>
    <meta:creation-date>2021-04-26T01:27:07Z</meta:creation-date>
    <dc:date>2021-04-26T01:27:07Z</dc:date>
  </office:meta>
</office:document-meta>
</file>